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7">
      <style:paragraph-properties fo:margin-left="0.5in" fo:margin-right="0in" fo:text-indent="-0.25in" style:auto-text-indent="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9">
      <style:paragraph-properties fo:margin-left="1in" fo:margin-right="0in" fo:text-indent="-0.25in" style:auto-text-indent="false"/>
    </style:style>
    <style:style style:name="P16" style:family="paragraph" style:parent-style-name="Heading_20_2">
      <style:paragraph-properties fo:margin-top="0.25in" fo:margin-bottom="0.0835in" loext:contextual-spacing="false"/>
    </style:style>
    <style:style style:name="P17" style:family="paragraph" style:parent-style-name="Heading_20_1">
      <style:paragraph-properties fo:margin-top="0.278in" fo:margin-bottom="0.0835in" loext:contextual-spacing="false"/>
    </style:style>
    <style:style style:name="P18" style:family="paragraph" style:parent-style-name="Heading_20_3">
      <style:paragraph-properties fo:margin-top="0.222in" fo:margin-bottom="0.0555in" loext:contextual-spacing="false"/>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a rewrite of Phase II of <text:a xlink:type="simple" xlink:href="https://github.com/bisq-network/bisq-docs/blob/master/dao/specification.adoc#compensation-request" text:style-name="Internet_20_link" text:visited-style-name="Visited_20_Internet_20_Link"><text:span text:style-name="T1">Bisq DAO</text:span></text:a>, originally written by Manfred Karrer.<text:line-break/><text:line-break/>We give a high level description of a compensation system for contributors of Bisq. The compensations are given in a form of minted new BSQ tokens.<text:line-break/><text:line-break/>Bisq DAO is a second layer solution for DAOs. The proposals and votings are managed on a separate second layer Bisq blockchain, where only the hash each block is written to Bitcoin. <text:line-break/><text:line-break/>The Bisq blockchain (see Step III) is a bit different than a standard blockchain. Blocks are not chained to each other via a hash, but instead are chained to the Bitcoin blockchain.<text:line-break/><text:line-break/>Bisq DAO also contains a native token: BSQ. This token is managed as a colored coin on Bitcoin. In this sense, Bisq DAO can be seen as a combination of a first and second layers solution.<text:line-break/><text:line-break/>Having Bitcoin and Bisq blockchains is necessary and sufficient to use the Bisq DAO.</text:p>
      <text:p text:style-name="P17"><text:bookmark text:name="_jcv4x09hg8zd"/>Introduction</text:p>
      <text:p text:style-name="P1">For brevity we say:</text:p>
      <text:list xml:id="list3603268405321910241" text:style-name="WWNum1">
        <text:list-item>
          <text:p text:style-name="P3"><text:span text:style-name="T2">Published in Bitcoin</text:span>: meaning, written in a Bitcoin block.</text:p>
        </text:list-item>
        <text:list-item>
          <text:p text:style-name="P3"><text:span text:style-name="T2">Publish in Bisq/received from Bisq</text:span>: meaning, broadcasted to the Bisq P2P network.</text:p>
        </text:list-item>
      </text:list>
      <text:p text:style-name="P1"/>
      <text:p text:style-name="P1">We assume that everything published in Bitcoin is available to everyone. However, data published in Bisq may not be available to everyone.</text:p>
      <text:p text:style-name="P1"><text:line-break/>We also define:</text:p>
      <text:p text:style-name="P1"><text:span text:style-name="T2">Partial information case</text:span>: a user has Bitcoin’s data but not the Bisq’s data.</text:p>
      <text:p text:style-name="P1"/>
      <text:p text:style-name="P1">We analyze the partial information case in each step.</text:p>
      <text:p text:style-name="P16"><text:bookmark text:name="_d4ngjop9urxo"/>Entities</text:p>
      <text:p text:style-name="P1">The following entities exist in the process.</text:p>
      <text:list xml:id="list6086115571489519751" text:style-name="WWNum2">
        <text:list-item>
          <text:p text:style-name="P4">Contributors: creating compensation requests.</text:p>
        </text:list-item>
        <text:list-item>
          <text:p text:style-name="P4">Voters: vote on compensation requests.</text:p>
        </text:list-item>
      </text:list>
      <text:p text:style-name="P17"><text:bookmark text:name="_xtvbrrk8r4l8"/>Bisq DAO</text:p>
      <text:p text:style-name="P1">The DAO Phase II has 3 steps. There is a break between every two steps. In order to avoid some attack vectors, the length of the break between Steps II and III is random for each node.<text:line-break/><text:line-break/>Details on format of messages is given <text:a xlink:type="simple" xlink:href="https://github.com/bisq-network/bisq-docs/blob/master/dao/specification.adoc#compensation-request" text:style-name="Internet_20_link" text:visited-style-name="Visited_20_Internet_20_Link"><text:span text:style-name="T1">here</text:span></text:a>.</text:p>
      <text:p text:style-name="P16"><text:bookmark text:name="_4cc8br7ou45x"/>Step I: Compensation request (duration: 3630 blocks + 10 blocks break)</text:p>
      <text:p text:style-name="P1">A contributor issues a Compensation Request doing the following actions.</text:p>
      <text:list xml:id="list8425569494212894029" text:style-name="WWNum3">
        <text:list-item>
          <text:p text:style-name="P5">Bitcoin: Broadcast a compensation request TX to Bitcoin.</text:p>
        </text:list-item>
        <text:list-item>
          <text:p text:style-name="P5">Bisq: Broadcast the Compensation request data in Bisq.<text:line-break/></text:p>
        </text:list-item>
      </text:list>
      <text:p text:style-name="P1">A request is valid only after the compensation request TX was mined in Bitcoin.</text:p>
      <text:p text:style-name="P1"/>
      <text:p text:style-name="P1">Partial information does not make a difference in this step.</text:p>
      <text:p text:style-name="P16"><text:bookmark text:name="_2qnnhln7wm66"/>Step II: Blind voting phase (duration: <text:s/>min 450 blocks + max 10 blocks break)</text:p>
      <text:p text:style-name="P1"><text:soft-page-break/>Voters knows from Bitcoin all the requests they need to vote on. Voters must vote on each request (yes/no/neutral).<text:line-break/><text:line-break/>Voting costs 5 BSQ. BSQ tokens which are used for voting are locked during the voting period.<text:line-break/><text:line-break/>Voters vote on each request as follows.</text:p>
      <text:list xml:id="list5091751610833771213" text:style-name="WWNum5">
        <text:list-item>
          <text:p text:style-name="P6">If a voter doesn’t have the Bisq data of the request: no.</text:p>
        </text:list-item>
        <text:list-item>
          <text:p text:style-name="P6">If a voter has the Bisq data of the request: as will.</text:p>
        </text:list-item>
      </text:list>
      <text:p text:style-name="P1"><text:line-break/>Once a voter finished voting locally, s/he publishes a blind voting, as follows.</text:p>
      <text:list xml:id="list5343462801862775206" text:style-name="WWNum6">
        <text:list-item>
          <text:p text:style-name="P7">Locally: Voter generates an encryption key.</text:p>
        </text:list-item>
        <text:list-item>
          <text:p text:style-name="P7">Locally: Voter encrypt his/her voting using the new encryption key.</text:p>
        </text:list-item>
        <text:list-item>
          <text:p text:style-name="P7">Bisq: Voter broadcast his/her encrypted voting to Bisq. </text:p>
        </text:list-item>
        <text:list-item>
          <text:p text:style-name="P7">Bitcoin: Voter puts the hash of his/her encrypted voting on Bitcoin.</text:p>
        </text:list-item>
      </text:list>
      <text:p text:style-name="P1"/>
      <text:p text:style-name="P1"><text:span text:style-name="T2">Partial information case</text:span>. </text:p>
      <text:p text:style-name="P1">if a voter does not have Bisq information of a request, s/he votes ‘no’ by default. This causes harm only to the contributor who asks the request.</text:p>
      <text:p text:style-name="P1"/>
      <text:p text:style-name="P16"><text:bookmark text:name="_oksruns5y0jd"/>Step III: Vote reveal phase (duration: 300 blocks, no break)</text:p>
      <text:p text:style-name="P1">The process goes as follows.</text:p>
      <text:list xml:id="list8309850667049902610" text:style-name="WWNum8">
        <text:list-item>
          <text:p text:style-name="P8">Locally: Voter create <text:span text:style-name="T2">local block</text:span>: a collection of all the encrypted votes it got from Bisq.</text:p>
        </text:list-item>
        <text:list-item>
          <text:p text:style-name="P8">Bitcoin: Voter broadcast the decryption key for his/her voting, and the hash of the local block in Bitcoin.</text:p>
        </text:list-item>
      </text:list>
      <text:p text:style-name="P16"><text:bookmark text:name="_kgyr3zf7av4e"/>Step IV: block calculation and minting of new coins (0 blocks, right after Phase III)</text:p>
      <text:p text:style-name="P1">A new Bisq block was created with the termination of Step III. It is calculated as follows.</text:p>
      <text:list xml:id="list5852125445306216951" text:style-name="WWNum10">
        <text:list-item>
          <text:p text:style-name="P9">The new Bisq block is the local block that was specified by the biggest amount of voters in Phase III. In case of a tie, we choose arbitrary the one with the bigger hash.</text:p>
        </text:list-item>
        <text:list-item>
          <text:p text:style-name="P9">The newly minted BSQ tokens are those who were yes-voted in the new Bisq block.</text:p>
        </text:list-item>
      </text:list>
      <text:p text:style-name="P1"/>
      <text:p text:style-name="P1"><text:span text:style-name="T2">Partial information case</text:span>. If a user doesn’t have the Bisq block, it is equivalent for not knowing that a block was created. A big difference between Bisq and Bitcoin is that a user doesn’t need to know all the blocks in order to use BSQ tokens. It needs to know only the Bisq blocks in which the specific BSQ tokens were minted.</text:p>
      <text:p text:style-name="P16"><text:bookmark text:name="_xolttwjv183k"/>Attacks</text:p>
      <text:p text:style-name="P18"><text:bookmark text:name="_olyldd3a6lad"/>Contributors</text:p>
      <text:p text:style-name="P1">The only attack vector a contributor can do is not publish the data of her/his request in the Bisq p2p network. However, since the default vote is ‘no’ if no Bisq p2p data is available, such an attack hurts only the contributor herself/himself.</text:p>
      <text:p text:style-name="P18"><text:bookmark text:name="_8ixotb4155x3"/>Voters</text:p>
      <text:p text:style-name="P1"><text:soft-page-break/>We assume that if an honest voter votes for a local block, this block is available to all participants of the Bisq network.<text:line-break/><text:line-break/>Some attack vectors of malicious voters.</text:p>
      <text:list xml:id="list5586852001554603023" text:style-name="WWNum4">
        <text:list-item>
          <text:p text:style-name="P10">Publishing (in Step II ) in the last moment the encrypted voting to Bisq, in order to try to impose different local blocks for different voters. <text:line-break/><text:span text:style-name="T2">Solution</text:span>: the random period of the break makes it hard to implement.</text:p>
        </text:list-item>
        <text:list-item>
          <text:p text:style-name="P10">Not publishing the correct decryption key in Step III. <text:line-break/><text:span text:style-name="T2">Solution</text:span>: the voting will be ignored.</text:p>
        </text:list-item>
        <text:list-item>
          <text:p text:style-name="P10">Electing a false block in Step III: i.e., electing a block hash for which does not exist a block in Bisq.<text:line-break/><text:line-break/>This attack is possible only if the attackers posses more than 33% of the voting power (i.e., of the token which are being used to vote).<text:line-break/><text:line-break/>To see this, imagine that the honest voters see (for some reason), two different views. Then there exists a view with more than 33% of the votes. This means that the attackers need to have at least more than 33% to manage the electing false block attack.<text:line-break/><text:line-break/>One exception is if the honest voters see more than two different votes. This may be caused due to a publishing in the last moment attack (the first attack we described here). Then the attackers may need less than 33%.of the voting power.</text:p>
        </text:list-item>
      </text:list>
      <text:p text:style-name="P1"/>
      <text:p text:style-name="P16"><text:bookmark text:name="_dknrv0lmlwny"/>Members and reward</text:p>
      <text:p text:style-name="P1">The voters of the BISQ DAO are desired to be</text:p>
      <text:list xml:id="list7399209641395329649" text:style-name="WWNum12">
        <text:list-item>
          <text:p text:style-name="P11">Informed, i.e., aware of the on-going activity in Bisq.</text:p>
        </text:list-item>
        <text:list-item>
          <text:p text:style-name="P11">Active, i.e., participating in the Bisq elections.</text:p>
        </text:list-item>
      </text:list>
      <text:p text:style-name="P1"/>
      <text:p text:style-name="P1">To encourage (1), schemes makes it difficult to vote, such that only really people who care about the project (which probably also mean they’re informed) would vote. To encourage (2), schemes give rewards to voters. Those two actions seems contradictory.<text:line-break/><text:line-break/>Bisq only incentives (1), by making it difficult to vote. Voting costs 5 BSQ, and the BSQ tokens used for voting are locked during the voting period. <text:line-break/><text:line-break/>Nevertheless, voters can “reward” themselves in the next voting period, by asking for a contribution request.</text:p>
      <text:p text:style-name="P1"><text:line-break/>The underlying assumption in Bisq is that there are enough people interested in Bisq, such that they will be active anyway. However, we can’t be sure that this assumption will exist in the long term.<text:line-break/><text:line-break/>Thinking for the long term, it may be that Bisq needs a system that both ensures that voters are part of the Bisq organization (as opposed to any coin holder), and that incentives participation in voting by rewards.</text:p>
      <text:p text:style-name="P1"/>
      <text:p text:style-name="P18"><text:bookmark text:name="_vkuqccj95wq7"/>Members (badly written sketch)</text:p>
      <text:p text:style-name="P1">The idea is to define ‘members’ of Bisq, and allow only them to vote. Members are defined by their public key.<text:line-break/><text:line-break/>For this we add two extra requests to Step I:</text:p>
      <text:list xml:id="list5592266831878098619" text:style-name="WWNum11">
        <text:list-item>
          <text:p text:style-name="P12">Add a member: adds a member to Bisq. Can only be proposed by the member herself/himself.</text:p>
        </text:list-item>
        <text:list-item>
          <text:p text:style-name="P12">Remove a member: removes a member from Bisq. Can be proposed by anyone.</text:p>
        </text:list-item>
      </text:list>
      <text:p text:style-name="P1"/>
      <text:p text:style-name="P1">Using this, we define a member to be</text:p>
      <text:list xml:id="list3690906463795289084" text:style-name="WWNum7">
        <text:list-item>
          <text:p text:style-name="P13">Someone added by an add member proposal</text:p>
        </text:list-item>
        <text:list-item>
          <text:p text:style-name="P13">A public key who got Bisq compensation at some point in the past</text:p>
        </text:list-item>
      </text:list>
      <text:p text:style-name="P1"/>
      <text:p text:style-name="P1">One issue here is that it’s more difficult to weight votes with amount of tokens without violating privacy (since it’s unlikely that anyone would hold all her/his tokens in the member address). A possible solution for that is to give weight for past contributors based on the number of times they received compensations and the amount of those compensations. For added member, a weight should be specified as part of the voting process, for example. But then also a ‘modify weigh’ proposal is needed.</text:p>
      <text:p text:style-name="P18"><text:bookmark text:name="_a10g5raipelj"/>Rewards (badly written sketch)</text:p>
      <text:p text:style-name="P1">It is difficult to give Bitcoin-style reward of a constant amount in each voting cycle since it is hard to decide on amount, since Bisq minting is not only through these reward.<text:line-break/><text:line-break/>A simple proposal of a reward system:</text:p>
      <text:list xml:id="list1107646031751492350" text:style-name="WWNum9">
        <text:list-item>
          <text:p text:style-name="P14">No rewards in the first voting round.</text:p>
        </text:list-item>
        <text:list-item>
          <text:p text:style-name="P14"><text:soft-page-break/>From the second voting round onward:</text:p>
          <text:list>
            <text:list-item>
              <text:p text:style-name="P15">The number of voters in a block is assumed to be the amount of voters putting their encrypted vote in Bitcoin in the blind-vote step.</text:p>
            </text:list-item>
            <text:list-item>
              <text:p text:style-name="P15">The amount of reward is 5% of the total compensation rewards of the previous round.</text:p>
            </text:list-item>
            <text:list-item>
              <text:p text:style-name="P15">When building the block, each voter adds all the voters reward to her/his block.</text:p>
            </text:list-item>
            <text:list-item>
              <text:p text:style-name="P15">In the vote reveal step, each voter also performs a BSQ minting in Bitcoin (without it, her/his voter reward won’t be considered valid).</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1" meta:word-count="1494" meta:character-count="8411" meta:non-whitespace-character-count="6991"/>
    <meta:generator>LibreOfficeDev/5.1.0.3$Linux_X86_64 LibreOffice_project/</meta:generator>
  </office:meta>
</office:document-meta>
</file>